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Line Width in Pixel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Output Resolution [dpi]</text:p>
          </table:table-cell>
          <table:covered-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ineweight</text:p>
          </table:table-cell>
          <table:covered-table-cell table:style-name="ce2"/>
          <table:table-cell table:style-name="ce7"/>
          <table:table-cell table:style-name="ce10" table:number-columns-repeated="2"/>
          <table:table-cell table:style-name="ce12"/>
        </table:table-row>
        <table:table-row table:style-name="ro1">
          <table:table-cell table:style-name="ce2" office:value-type="string" calcext:value-type="string">
            <text:p>1/100 mm</text:p>
          </table:table-cell>
          <table:table-cell table:style-name="ce2" office:value-type="string" calcext:value-type="string">
            <text:p>mm</text:p>
          </table:table-cell>
          <table:table-cell table:style-name="ce8"/>
          <table:table-cell table:style-name="ce11" table:number-columns-repeated="2"/>
          <table:table-cell table:style-name="ce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formula="of:=[.A5]/100" office:value-type="float" office:value="0.05" calcext:value-type="float">
            <text:p>0,05</text:p>
          </table:table-cell>
          <table:table-cell table:style-name="ce9" table:formula="of:=[.$B5]/25.4*[.C$2]" office:value-type="float" office:value="0.141732283464567" calcext:value-type="float">
            <text:p>0,1</text:p>
          </table:table-cell>
          <table:table-cell table:style-name="ce9" table:formula="of:=[.$B5]/25.4*[.D$2]" office:value-type="float" office:value="0.196850393700787" calcext:value-type="float">
            <text:p>0,2</text:p>
          </table:table-cell>
          <table:table-cell table:style-name="ce9" table:formula="of:=[.$B5]/25.4*[.E$2]" office:value-type="float" office:value="0.393700787401575" calcext:value-type="float">
            <text:p>0,4</text:p>
          </table:table-cell>
          <table:table-cell table:style-name="ce9" table:formula="of:=[.$B5]/25.4*[.F$2]" office:value-type="float" office:value="0.590551181102362" calcext:value-type="float">
            <text:p>0,6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formula="of:=[.A6]/100" office:value-type="float" office:value="0.09" calcext:value-type="float">
            <text:p>0,09</text:p>
          </table:table-cell>
          <table:table-cell table:style-name="ce9" table:formula="of:=[.$B6]/25.4*[.C$2]" office:value-type="float" office:value="0.25511811023622" calcext:value-type="float">
            <text:p>0,3</text:p>
          </table:table-cell>
          <table:table-cell table:style-name="ce9" table:formula="of:=[.$B6]/25.4*[.D$2]" office:value-type="float" office:value="0.354330708661417" calcext:value-type="float">
            <text:p>0,4</text:p>
          </table:table-cell>
          <table:table-cell table:style-name="ce9" table:formula="of:=[.$B6]/25.4*[.E$2]" office:value-type="float" office:value="0.708661417322835" calcext:value-type="float">
            <text:p>0,7</text:p>
          </table:table-cell>
          <table:table-cell table:style-name="ce9" table:formula="of:=[.$B6]/25.4*[.F$2]" office:value-type="float" office:value="1.06299212598425" calcext:value-type="float">
            <text:p>1,1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5" table:formula="of:=[.A7]/100" office:value-type="float" office:value="0.13" calcext:value-type="float">
            <text:p>0,13</text:p>
          </table:table-cell>
          <table:table-cell table:style-name="ce9" table:formula="of:=[.$B7]/25.4*[.C$2]" office:value-type="float" office:value="0.368503937007874" calcext:value-type="float">
            <text:p>0,4</text:p>
          </table:table-cell>
          <table:table-cell table:style-name="ce9" table:formula="of:=[.$B7]/25.4*[.D$2]" office:value-type="float" office:value="0.511811023622047" calcext:value-type="float">
            <text:p>0,5</text:p>
          </table:table-cell>
          <table:table-cell table:style-name="ce9" table:formula="of:=[.$B7]/25.4*[.E$2]" office:value-type="float" office:value="1.02362204724409" calcext:value-type="float">
            <text:p>1,0</text:p>
          </table:table-cell>
          <table:table-cell table:style-name="ce9" table:formula="of:=[.$B7]/25.4*[.F$2]" office:value-type="float" office:value="1.53543307086614" calcext:value-type="float">
            <text:p>1,5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5" table:formula="of:=[.A8]/100" office:value-type="float" office:value="0.15" calcext:value-type="float">
            <text:p>0,15</text:p>
          </table:table-cell>
          <table:table-cell table:style-name="ce9" table:formula="of:=[.$B8]/25.4*[.C$2]" office:value-type="float" office:value="0.425196850393701" calcext:value-type="float">
            <text:p>0,4</text:p>
          </table:table-cell>
          <table:table-cell table:style-name="ce9" table:formula="of:=[.$B8]/25.4*[.D$2]" office:value-type="float" office:value="0.590551181102362" calcext:value-type="float">
            <text:p>0,6</text:p>
          </table:table-cell>
          <table:table-cell table:style-name="ce9" table:formula="of:=[.$B8]/25.4*[.E$2]" office:value-type="float" office:value="1.18110236220472" calcext:value-type="float">
            <text:p>1,2</text:p>
          </table:table-cell>
          <table:table-cell table:style-name="ce9" table:formula="of:=[.$B8]/25.4*[.F$2]" office:value-type="float" office:value="1.77165354330709" calcext:value-type="float">
            <text:p>1,8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5" table:formula="of:=[.A9]/100" office:value-type="float" office:value="0.18" calcext:value-type="float">
            <text:p>0,18</text:p>
          </table:table-cell>
          <table:table-cell table:style-name="ce9" table:formula="of:=[.$B9]/25.4*[.C$2]" office:value-type="float" office:value="0.510236220472441" calcext:value-type="float">
            <text:p>0,5</text:p>
          </table:table-cell>
          <table:table-cell table:style-name="ce9" table:formula="of:=[.$B9]/25.4*[.D$2]" office:value-type="float" office:value="0.708661417322835" calcext:value-type="float">
            <text:p>0,7</text:p>
          </table:table-cell>
          <table:table-cell table:style-name="ce9" table:formula="of:=[.$B9]/25.4*[.E$2]" office:value-type="float" office:value="1.41732283464567" calcext:value-type="float">
            <text:p>1,4</text:p>
          </table:table-cell>
          <table:table-cell table:style-name="ce9" table:formula="of:=[.$B9]/25.4*[.F$2]" office:value-type="float" office:value="2.1259842519685" calcext:value-type="float">
            <text:p>2,1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5" table:formula="of:=[.A10]/100" office:value-type="float" office:value="0.2" calcext:value-type="float">
            <text:p>0,20</text:p>
          </table:table-cell>
          <table:table-cell table:style-name="ce9" table:formula="of:=[.$B10]/25.4*[.C$2]" office:value-type="float" office:value="0.566929133858268" calcext:value-type="float">
            <text:p>0,6</text:p>
          </table:table-cell>
          <table:table-cell table:style-name="ce9" table:formula="of:=[.$B10]/25.4*[.D$2]" office:value-type="float" office:value="0.78740157480315" calcext:value-type="float">
            <text:p>0,8</text:p>
          </table:table-cell>
          <table:table-cell table:style-name="ce9" table:formula="of:=[.$B10]/25.4*[.E$2]" office:value-type="float" office:value="1.5748031496063" calcext:value-type="float">
            <text:p>1,6</text:p>
          </table:table-cell>
          <table:table-cell table:style-name="ce9" table:formula="of:=[.$B10]/25.4*[.F$2]" office:value-type="float" office:value="2.36220472440945" calcext:value-type="float">
            <text:p>2,4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5" table:formula="of:=[.A11]/100" office:value-type="float" office:value="0.25" calcext:value-type="float">
            <text:p>0,25</text:p>
          </table:table-cell>
          <table:table-cell table:style-name="ce9" table:formula="of:=[.$B11]/25.4*[.C$2]" office:value-type="float" office:value="0.708661417322835" calcext:value-type="float">
            <text:p>0,7</text:p>
          </table:table-cell>
          <table:table-cell table:style-name="ce9" table:formula="of:=[.$B11]/25.4*[.D$2]" office:value-type="float" office:value="0.984251968503937" calcext:value-type="float">
            <text:p>1,0</text:p>
          </table:table-cell>
          <table:table-cell table:style-name="ce9" table:formula="of:=[.$B11]/25.4*[.E$2]" office:value-type="float" office:value="1.96850393700787" calcext:value-type="float">
            <text:p>2,0</text:p>
          </table:table-cell>
          <table:table-cell table:style-name="ce9" table:formula="of:=[.$B11]/25.4*[.F$2]" office:value-type="float" office:value="2.95275590551181" calcext:value-type="float">
            <text:p>3,0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5" table:formula="of:=[.A12]/100" office:value-type="float" office:value="0.3" calcext:value-type="float">
            <text:p>0,30</text:p>
          </table:table-cell>
          <table:table-cell table:style-name="ce9" table:formula="of:=[.$B12]/25.4*[.C$2]" office:value-type="float" office:value="0.850393700787402" calcext:value-type="float">
            <text:p>0,9</text:p>
          </table:table-cell>
          <table:table-cell table:style-name="ce9" table:formula="of:=[.$B12]/25.4*[.D$2]" office:value-type="float" office:value="1.18110236220472" calcext:value-type="float">
            <text:p>1,2</text:p>
          </table:table-cell>
          <table:table-cell table:style-name="ce9" table:formula="of:=[.$B12]/25.4*[.E$2]" office:value-type="float" office:value="2.36220472440945" calcext:value-type="float">
            <text:p>2,4</text:p>
          </table:table-cell>
          <table:table-cell table:style-name="ce9" table:formula="of:=[.$B12]/25.4*[.F$2]" office:value-type="float" office:value="3.54330708661417" calcext:value-type="float">
            <text:p>3,5</text:p>
          </table:table-cell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5" table:formula="of:=[.A13]/100" office:value-type="float" office:value="0.35" calcext:value-type="float">
            <text:p>0,35</text:p>
          </table:table-cell>
          <table:table-cell table:style-name="ce9" table:formula="of:=[.$B13]/25.4*[.C$2]" office:value-type="float" office:value="0.992125984251969" calcext:value-type="float">
            <text:p>1,0</text:p>
          </table:table-cell>
          <table:table-cell table:style-name="ce9" table:formula="of:=[.$B13]/25.4*[.D$2]" office:value-type="float" office:value="1.37795275590551" calcext:value-type="float">
            <text:p>1,4</text:p>
          </table:table-cell>
          <table:table-cell table:style-name="ce9" table:formula="of:=[.$B13]/25.4*[.E$2]" office:value-type="float" office:value="2.75590551181102" calcext:value-type="float">
            <text:p>2,8</text:p>
          </table:table-cell>
          <table:table-cell table:style-name="ce9" table:formula="of:=[.$B13]/25.4*[.F$2]" office:value-type="float" office:value="4.13385826771654" calcext:value-type="float">
            <text:p>4,1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5" table:formula="of:=[.A14]/100" office:value-type="float" office:value="0.4" calcext:value-type="float">
            <text:p>0,40</text:p>
          </table:table-cell>
          <table:table-cell table:style-name="ce9" table:formula="of:=[.$B14]/25.4*[.C$2]" office:value-type="float" office:value="1.13385826771654" calcext:value-type="float">
            <text:p>1,1</text:p>
          </table:table-cell>
          <table:table-cell table:style-name="ce9" table:formula="of:=[.$B14]/25.4*[.D$2]" office:value-type="float" office:value="1.5748031496063" calcext:value-type="float">
            <text:p>1,6</text:p>
          </table:table-cell>
          <table:table-cell table:style-name="ce9" table:formula="of:=[.$B14]/25.4*[.E$2]" office:value-type="float" office:value="3.1496062992126" calcext:value-type="float">
            <text:p>3,1</text:p>
          </table:table-cell>
          <table:table-cell table:style-name="ce9" table:formula="of:=[.$B14]/25.4*[.F$2]" office:value-type="float" office:value="4.7244094488189" calcext:value-type="float">
            <text:p>4,7</text:p>
          </table:table-cell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5" table:formula="of:=[.A15]/100" office:value-type="float" office:value="0.5" calcext:value-type="float">
            <text:p>0,50</text:p>
          </table:table-cell>
          <table:table-cell table:style-name="ce9" table:formula="of:=[.$B15]/25.4*[.C$2]" office:value-type="float" office:value="1.41732283464567" calcext:value-type="float">
            <text:p>1,4</text:p>
          </table:table-cell>
          <table:table-cell table:style-name="ce9" table:formula="of:=[.$B15]/25.4*[.D$2]" office:value-type="float" office:value="1.96850393700787" calcext:value-type="float">
            <text:p>2,0</text:p>
          </table:table-cell>
          <table:table-cell table:style-name="ce9" table:formula="of:=[.$B15]/25.4*[.E$2]" office:value-type="float" office:value="3.93700787401575" calcext:value-type="float">
            <text:p>3,9</text:p>
          </table:table-cell>
          <table:table-cell table:style-name="ce9" table:formula="of:=[.$B15]/25.4*[.F$2]" office:value-type="float" office:value="5.90551181102362" calcext:value-type="float">
            <text:p>5,9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5" table:formula="of:=[.A16]/100" office:value-type="float" office:value="0.53" calcext:value-type="float">
            <text:p>0,53</text:p>
          </table:table-cell>
          <table:table-cell table:style-name="ce9" table:formula="of:=[.$B16]/25.4*[.C$2]" office:value-type="float" office:value="1.50236220472441" calcext:value-type="float">
            <text:p>1,5</text:p>
          </table:table-cell>
          <table:table-cell table:style-name="ce9" table:formula="of:=[.$B16]/25.4*[.D$2]" office:value-type="float" office:value="2.08661417322835" calcext:value-type="float">
            <text:p>2,1</text:p>
          </table:table-cell>
          <table:table-cell table:style-name="ce9" table:formula="of:=[.$B16]/25.4*[.E$2]" office:value-type="float" office:value="4.17322834645669" calcext:value-type="float">
            <text:p>4,2</text:p>
          </table:table-cell>
          <table:table-cell table:style-name="ce9" table:formula="of:=[.$B16]/25.4*[.F$2]" office:value-type="float" office:value="6.25984251968504" calcext:value-type="float">
            <text:p>6,3</text:p>
          </table:table-cell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5" table:formula="of:=[.A17]/100" office:value-type="float" office:value="0.6" calcext:value-type="float">
            <text:p>0,60</text:p>
          </table:table-cell>
          <table:table-cell table:style-name="ce9" table:formula="of:=[.$B17]/25.4*[.C$2]" office:value-type="float" office:value="1.7007874015748" calcext:value-type="float">
            <text:p>1,7</text:p>
          </table:table-cell>
          <table:table-cell table:style-name="ce9" table:formula="of:=[.$B17]/25.4*[.D$2]" office:value-type="float" office:value="2.36220472440945" calcext:value-type="float">
            <text:p>2,4</text:p>
          </table:table-cell>
          <table:table-cell table:style-name="ce9" table:formula="of:=[.$B17]/25.4*[.E$2]" office:value-type="float" office:value="4.7244094488189" calcext:value-type="float">
            <text:p>4,7</text:p>
          </table:table-cell>
          <table:table-cell table:style-name="ce9" table:formula="of:=[.$B17]/25.4*[.F$2]" office:value-type="float" office:value="7.08661417322835" calcext:value-type="float">
            <text:p>7,1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5" table:formula="of:=[.A18]/100" office:value-type="float" office:value="0.7" calcext:value-type="float">
            <text:p>0,70</text:p>
          </table:table-cell>
          <table:table-cell table:style-name="ce9" table:formula="of:=[.$B18]/25.4*[.C$2]" office:value-type="float" office:value="1.98425196850394" calcext:value-type="float">
            <text:p>2,0</text:p>
          </table:table-cell>
          <table:table-cell table:style-name="ce9" table:formula="of:=[.$B18]/25.4*[.D$2]" office:value-type="float" office:value="2.75590551181102" calcext:value-type="float">
            <text:p>2,8</text:p>
          </table:table-cell>
          <table:table-cell table:style-name="ce9" table:formula="of:=[.$B18]/25.4*[.E$2]" office:value-type="float" office:value="5.51181102362205" calcext:value-type="float">
            <text:p>5,5</text:p>
          </table:table-cell>
          <table:table-cell table:style-name="ce9" table:formula="of:=[.$B18]/25.4*[.F$2]" office:value-type="float" office:value="8.26771653543307" calcext:value-type="float">
            <text:p>8,3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5" table:formula="of:=[.A19]/100" office:value-type="float" office:value="0.8" calcext:value-type="float">
            <text:p>0,80</text:p>
          </table:table-cell>
          <table:table-cell table:style-name="ce9" table:formula="of:=[.$B19]/25.4*[.C$2]" office:value-type="float" office:value="2.26771653543307" calcext:value-type="float">
            <text:p>2,3</text:p>
          </table:table-cell>
          <table:table-cell table:style-name="ce9" table:formula="of:=[.$B19]/25.4*[.D$2]" office:value-type="float" office:value="3.1496062992126" calcext:value-type="float">
            <text:p>3,1</text:p>
          </table:table-cell>
          <table:table-cell table:style-name="ce9" table:formula="of:=[.$B19]/25.4*[.E$2]" office:value-type="float" office:value="6.2992125984252" calcext:value-type="float">
            <text:p>6,3</text:p>
          </table:table-cell>
          <table:table-cell table:style-name="ce9" table:formula="of:=[.$B19]/25.4*[.F$2]" office:value-type="float" office:value="9.4488188976378" calcext:value-type="float">
            <text:p>9,4</text:p>
          </table:table-cell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5" table:formula="of:=[.A20]/100" office:value-type="float" office:value="0.9" calcext:value-type="float">
            <text:p>0,90</text:p>
          </table:table-cell>
          <table:table-cell table:style-name="ce9" table:formula="of:=[.$B20]/25.4*[.C$2]" office:value-type="float" office:value="2.5511811023622" calcext:value-type="float">
            <text:p>2,6</text:p>
          </table:table-cell>
          <table:table-cell table:style-name="ce9" table:formula="of:=[.$B20]/25.4*[.D$2]" office:value-type="float" office:value="3.54330708661417" calcext:value-type="float">
            <text:p>3,5</text:p>
          </table:table-cell>
          <table:table-cell table:style-name="ce9" table:formula="of:=[.$B20]/25.4*[.E$2]" office:value-type="float" office:value="7.08661417322835" calcext:value-type="float">
            <text:p>7,1</text:p>
          </table:table-cell>
          <table:table-cell table:style-name="ce9" table:formula="of:=[.$B20]/25.4*[.F$2]" office:value-type="float" office:value="10.6299212598425" calcext:value-type="float">
            <text:p>10,6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table:formula="of:=[.A21]/100" office:value-type="float" office:value="1" calcext:value-type="float">
            <text:p>1,00</text:p>
          </table:table-cell>
          <table:table-cell table:style-name="ce9" table:formula="of:=[.$B21]/25.4*[.C$2]" office:value-type="float" office:value="2.83464566929134" calcext:value-type="float">
            <text:p>2,8</text:p>
          </table:table-cell>
          <table:table-cell table:style-name="ce9" table:formula="of:=[.$B21]/25.4*[.D$2]" office:value-type="float" office:value="3.93700787401575" calcext:value-type="float">
            <text:p>3,9</text:p>
          </table:table-cell>
          <table:table-cell table:style-name="ce9" table:formula="of:=[.$B21]/25.4*[.E$2]" office:value-type="float" office:value="7.8740157480315" calcext:value-type="float">
            <text:p>7,9</text:p>
          </table:table-cell>
          <table:table-cell table:style-name="ce9" table:formula="of:=[.$B21]/25.4*[.F$2]" office:value-type="float" office:value="11.8110236220472" calcext:value-type="float">
            <text:p>11,8</text:p>
          </table:table-cell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5" table:formula="of:=[.A22]/100" office:value-type="float" office:value="1.06" calcext:value-type="float">
            <text:p>1,06</text:p>
          </table:table-cell>
          <table:table-cell table:style-name="ce9" table:formula="of:=[.$B22]/25.4*[.C$2]" office:value-type="float" office:value="3.00472440944882" calcext:value-type="float">
            <text:p>3,0</text:p>
          </table:table-cell>
          <table:table-cell table:style-name="ce9" table:formula="of:=[.$B22]/25.4*[.D$2]" office:value-type="float" office:value="4.17322834645669" calcext:value-type="float">
            <text:p>4,2</text:p>
          </table:table-cell>
          <table:table-cell table:style-name="ce9" table:formula="of:=[.$B22]/25.4*[.E$2]" office:value-type="float" office:value="8.34645669291339" calcext:value-type="float">
            <text:p>8,3</text:p>
          </table:table-cell>
          <table:table-cell table:style-name="ce9" table:formula="of:=[.$B22]/25.4*[.F$2]" office:value-type="float" office:value="12.5196850393701" calcext:value-type="float">
            <text:p>12,5</text:p>
          </table:table-cell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5" table:formula="of:=[.A23]/100" office:value-type="float" office:value="1.2" calcext:value-type="float">
            <text:p>1,20</text:p>
          </table:table-cell>
          <table:table-cell table:style-name="ce9" table:formula="of:=[.$B23]/25.4*[.C$2]" office:value-type="float" office:value="3.40157480314961" calcext:value-type="float">
            <text:p>3,4</text:p>
          </table:table-cell>
          <table:table-cell table:style-name="ce9" table:formula="of:=[.$B23]/25.4*[.D$2]" office:value-type="float" office:value="4.7244094488189" calcext:value-type="float">
            <text:p>4,7</text:p>
          </table:table-cell>
          <table:table-cell table:style-name="ce9" table:formula="of:=[.$B23]/25.4*[.E$2]" office:value-type="float" office:value="9.44881889763779" calcext:value-type="float">
            <text:p>9,4</text:p>
          </table:table-cell>
          <table:table-cell table:style-name="ce9" table:formula="of:=[.$B23]/25.4*[.F$2]" office:value-type="float" office:value="14.1732283464567" calcext:value-type="float">
            <text:p>14,2</text:p>
          </table:table-cell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5" table:formula="of:=[.A24]/100" office:value-type="float" office:value="1.4" calcext:value-type="float">
            <text:p>1,40</text:p>
          </table:table-cell>
          <table:table-cell table:style-name="ce9" table:formula="of:=[.$B24]/25.4*[.C$2]" office:value-type="float" office:value="3.96850393700787" calcext:value-type="float">
            <text:p>4,0</text:p>
          </table:table-cell>
          <table:table-cell table:style-name="ce9" table:formula="of:=[.$B24]/25.4*[.D$2]" office:value-type="float" office:value="5.51181102362205" calcext:value-type="float">
            <text:p>5,5</text:p>
          </table:table-cell>
          <table:table-cell table:style-name="ce9" table:formula="of:=[.$B24]/25.4*[.E$2]" office:value-type="float" office:value="11.0236220472441" calcext:value-type="float">
            <text:p>11,0</text:p>
          </table:table-cell>
          <table:table-cell table:style-name="ce9" table:formula="of:=[.$B24]/25.4*[.F$2]" office:value-type="float" office:value="16.5354330708661" calcext:value-type="float">
            <text:p>16,5</text:p>
          </table:table-cell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5" table:formula="of:=[.A25]/100" office:value-type="float" office:value="1.58" calcext:value-type="float">
            <text:p>1,58</text:p>
          </table:table-cell>
          <table:table-cell table:style-name="ce9" table:formula="of:=[.$B25]/25.4*[.C$2]" office:value-type="float" office:value="4.47874015748032" calcext:value-type="float">
            <text:p>4,5</text:p>
          </table:table-cell>
          <table:table-cell table:style-name="ce9" table:formula="of:=[.$B25]/25.4*[.D$2]" office:value-type="float" office:value="6.22047244094488" calcext:value-type="float">
            <text:p>6,2</text:p>
          </table:table-cell>
          <table:table-cell table:style-name="ce9" table:formula="of:=[.$B25]/25.4*[.E$2]" office:value-type="float" office:value="12.4409448818898" calcext:value-type="float">
            <text:p>12,4</text:p>
          </table:table-cell>
          <table:table-cell table:style-name="ce9" table:formula="of:=[.$B25]/25.4*[.F$2]" office:value-type="float" office:value="18.6614173228346" calcext:value-type="float">
            <text:p>18,7</text:p>
          </table:table-cell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5" table:formula="of:=[.A26]/100" office:value-type="float" office:value="2" calcext:value-type="float">
            <text:p>2,00</text:p>
          </table:table-cell>
          <table:table-cell table:style-name="ce9" table:formula="of:=[.$B26]/25.4*[.C$2]" office:value-type="float" office:value="5.66929133858268" calcext:value-type="float">
            <text:p>5,7</text:p>
          </table:table-cell>
          <table:table-cell table:style-name="ce9" table:formula="of:=[.$B26]/25.4*[.D$2]" office:value-type="float" office:value="7.8740157480315" calcext:value-type="float">
            <text:p>7,9</text:p>
          </table:table-cell>
          <table:table-cell table:style-name="ce9" table:formula="of:=[.$B26]/25.4*[.E$2]" office:value-type="float" office:value="15.748031496063" calcext:value-type="float">
            <text:p>15,7</text:p>
          </table:table-cell>
          <table:table-cell table:style-name="ce9" table:formula="of:=[.$B26]/25.4*[.F$2]" office:value-type="float" office:value="23.6220472440945" calcext:value-type="float">
            <text:p>23,6</text:p>
          </table:table-cell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5" table:formula="of:=[.A27]/100" office:value-type="float" office:value="2.11" calcext:value-type="float">
            <text:p>2,11</text:p>
          </table:table-cell>
          <table:table-cell table:style-name="ce9" table:formula="of:=[.$B27]/25.4*[.C$2]" office:value-type="float" office:value="5.98110236220473" calcext:value-type="float">
            <text:p>6,0</text:p>
          </table:table-cell>
          <table:table-cell table:style-name="ce9" table:formula="of:=[.$B27]/25.4*[.D$2]" office:value-type="float" office:value="8.30708661417323" calcext:value-type="float">
            <text:p>8,3</text:p>
          </table:table-cell>
          <table:table-cell table:style-name="ce9" table:formula="of:=[.$B27]/25.4*[.E$2]" office:value-type="float" office:value="16.6141732283465" calcext:value-type="float">
            <text:p>16,6</text:p>
          </table:table-cell>
          <table:table-cell table:style-name="ce9" table:formula="of:=[.$B27]/25.4*[.F$2]" office:value-type="float" office:value="24.9212598425197" calcext:value-type="float">
            <text:p>24,9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SC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17" number:min-decimal-places="17" number:min-integer-digits="1"/>
    </number:number-style>
    <number:number-style style:name="N111">
      <number:number number:decimal-places="18" number:min-decimal-places="18"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14:06:09.350000000</dc:date>
    <meta:editing-duration>PT8M16S</meta:editing-duration>
    <meta:editing-cycles>2</meta:editing-cycles>
    <meta:generator>LibreOffice/7.3.2.2$Windows_X86_64 LibreOffice_project/49f2b1bff42cfccbd8f788c8dc32c1c309559be0</meta:generator>
    <meta:document-statistic meta:table-count="1" meta:cell-count="147" meta:object-count="0"/>
  </office:meta>
</office:document-meta>
</file>